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4" style:family="paragraph" style:parent-style-name="Standard" style:list-style-name="L2">
      <style:paragraph-properties fo:text-align="start" style:justify-single-word="false"/>
      <style:text-properties style:text-underline-style="none"/>
    </style:style>
    <style:style style:name="P5" style:family="paragraph" style:parent-style-name="Standard">
      <style:paragraph-properties fo:text-align="center" style:justify-single-word="false" fo:break-before="page"/>
      <style:text-properties fo:font-size="15pt" style:text-underline-style="solid" style:text-underline-width="auto" style:text-underline-color="font-color" style:font-size-asian="13.1000003814697pt" style:font-size-complex="15pt"/>
    </style:style>
    <style:style style:name="T1" style:family="text">
      <style:text-properties style:text-underline-style="none"/>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7773943" text:style-name="L1">
        <text:list-item>
          <text:p text:style-name="P1">Present the criteria the define a detection</text:p>
          <text:list>
            <text:list-item>
              <text:p text:style-name="P1">show examples of correct, invalid and missed detections</text:p>
            </text:list-item>
          </text:list>
        </text:list-item>
        <text:list-item>
          <text:p text:style-name="P1">Evaluate performance of linking together of consecutive positions of the same object</text:p>
          <text:list>
            <text:list-item>
              <text:p text:style-name="P1">explain the cause of broken and incorrect tracking</text:p>
            </text:list-item>
          </text:list>
        </text:list-item>
        <text:list-item>
          <text:p text:style-name="P1">Describe how finding the highest point from the object works</text:p>
          <text:list>
            <text:list-item>
              <text:p text:style-name="P1">how often does it get this wrong</text:p>
            </text:list-item>
          </text:list>
        </text:list-item>
        <text:list-item>
          <text:p text:style-name="P1">Describe which features we use to recognise balls from other objects</text:p>
        </text:list-item>
      </text:list>
      <text:p text:style-name="Standard"/>
      <text:p text:style-name="Standard"/>
      <text:p text:style-name="Standard"/>
      <text:p text:style-name="P2">Introduction:<text:span text:style-name="T1"> an overview of the main concepts ideas used in the approach</text:span></text:p>
      <text:p text:style-name="P2"><text:span text:style-name="T1"/></text:p>
      <text:p text:style-name="P2">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2"><text:span text:style-name="T1"/></text:p>
      <text:p text:style-name="P2">Results:<text:span text:style-name="T1"> Provide actual data results of our method and describe how well it performed. Show examples of what did and didn’t work (broken paths etc).</text:span></text:p>
      <text:p text:style-name="P2"><text:span text:style-name="T1"/></text:p>
      <text:p text:style-name="P2">Discussion:<text:span text:style-name="T1"> Explain any limitations or problems.</text:span></text:p>
      <text:p text:style-name="P2"><text:span text:style-name="T1"/></text:p>
      <text:p text:style-name="P2">Code:<text:span text:style-name="T1"> The code.</text:span></text:p>
      <text:p text:style-name="P2"><text:span text:style-name="T1"/></text:p>
      <text:p text:style-name="P2"><text:span text:style-name="T1"/></text:p>
      <text:p text:style-name="P5"><text:span text:style-name="T1">Introduction</text:span></text:p>
      <text:p text:style-name="P3"><text:span text:style-name="T1"/></text:p>
      <text:list xml:id="list518255668" text:style-name="L2">
        <text:list-item>
          <text:p text:style-name="P4"><text:span text:style-name="T2">Assignment made in order to detect moving objects over a static (mostly) background.</text:span></text:p>
        </text:list-item>
        <text:list-item>
          <text:p text:style-name="P4"><text:span text:style-name="T2">Background removed by subtracting the median of frames known to contain only the empty room.</text:span></text:p>
        </text:list-item>
        <text:list-item>
          <text:p text:style-name="P4"><text:span text:style-name="T2">Remaining image data processed before image detection (erode, blur, binarize(?)).</text:span></text:p>
        </text:list-item>
        <text:list-item>
          <text:p text:style-name="P4"><text:span text:style-name="T2">Image detec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meta:document-statistic meta:table-count="0" meta:image-count="0" meta:object-count="0" meta:page-count="2" meta:paragraph-count="17" meta:word-count="201" meta:character-count="1215" meta:non-whitespace-character-count="1041"/>
    <dc:date>2014-03-05T20:17:55</dc:date>
    <dc:creator>Craig Wilkinson</dc:creator>
    <meta:editing-duration>PT7M43S</meta:editing-duration>
    <meta:editing-cycles>1</meta:editing-cycles>
    <meta:generator>LibreOffice/3.4$Unix LibreOffice_project/340m1$Build-502</meta:generator>
  </office:meta>
</office:document-meta>
</file>